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56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2.0043in"/>
    </style:style>
    <style:style style:name="co5" style:family="table-column">
      <style:table-column-properties fo:break-before="auto" style:column-width="1.2571in"/>
    </style:style>
    <style:style style:name="co6" style:family="table-column">
      <style:table-column-properties fo:break-before="auto" style:column-width="1.0016in"/>
    </style:style>
    <style:style style:name="co8" style:family="table-column">
      <style:table-column-properties fo:break-before="auto" style:column-width="8.34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06985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87d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e9368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777777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8f86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eabab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669a95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abab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669a95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e06985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0087d0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ee9368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777777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8f86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rt Numbers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6"/>
        <table:table-column table:style-name="co8" table:default-cell-style-name="ce2"/>
        <table:table-column table:style-name="co7" table:default-cell-style-name="ce2"/>
        <table:table-row table:style-name="ro3">
          <table:table-cell table:style-name="ce3" office:value-type="string" calcext:value-type="string">
            <text:p>Part list for Motorroller</text:p>
          </table:table-cell>
          <table:table-cell table:style-name="ce3" table:number-columns-repeated="3"/>
          <table:table-cell table:style-name="ce15"/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https://github.com/xaratustrah/motorroller</text:p>
          </table:table-cell>
          <table:table-cell table:style-name="ce3" table:number-columns-repeated="3"/>
          <table:table-cell table:style-name="ce15"/>
          <table:table-cell table:style-name="ce3" table:number-columns-repeated="2"/>
        </table:table-row>
        <table:table-row table:style-name="ro2">
          <table:table-cell table:style-name="ce3" table:number-columns-repeated="4"/>
          <table:table-cell table:style-name="ce15"/>
          <table:table-cell table:style-name="ce3" table:number-columns-repeated="2"/>
        </table:table-row>
        <table:table-row table:style-name="ro2">
          <table:table-cell table:style-name="ce1" office:value-type="string" calcext:value-type="string">
            <text:p>How man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Distributor</text:p>
          </table:table-cell>
          <table:table-cell table:style-name="ce35" office:value-type="string" calcext:value-type="string">
            <text:p>Distro Order #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rad</text:p>
          </table:table-cell>
          <table:table-cell office:value-type="float" office:value="189626" calcext:value-type="float">
            <text:p>189626</text:p>
          </table:table-cell>
          <table:table-cell office:value-type="string" calcext:value-type="string">
            <text:p>IC-Fassung Rastermaß: 7.62 mm, 2.54 mm Polzahl (num): 16 Präzisions-Kontakte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WHW 20G-0202-T</text:p>
          </table:table-cell>
          <table:table-cell table:style-name="ce7" office:value-type="string" calcext:value-type="string">
            <text:p>Assmann</text:p>
          </table:table-cell>
          <table:table-cell table:style-name="ce7" office:value-type="string" calcext:value-type="string">
            <text:p>RS</text:p>
          </table:table-cell>
          <table:table-cell table:style-name="ce12" office:value-type="string" calcext:value-type="string">
            <text:p>113-5959</text:p>
          </table:table-cell>
          <table:table-cell table:style-name="ce7" office:value-type="string" calcext:value-type="string">
            <text:p>ASSMANN WSW AWHW Leiterplatten-Stiftleiste Stecker Abgewinkelt, 20-polig / 2-reihig, Raster 2.54mm,</text:p>
          </table:table-cell>
          <table:table-cell table:style-name="ce7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WHW 10G-0202-T</text:p>
          </table:table-cell>
          <table:table-cell table:style-name="ce7" office:value-type="string" calcext:value-type="string">
            <text:p>Assmann</text:p>
          </table:table-cell>
          <table:table-cell table:style-name="ce7" office:value-type="string" calcext:value-type="string">
            <text:p>RS</text:p>
          </table:table-cell>
          <table:table-cell table:style-name="ce12" office:value-type="string" calcext:value-type="string">
            <text:p>674-1230</text:p>
          </table:table-cell>
          <table:table-cell table:style-name="ce7" office:value-type="string" calcext:value-type="string">
            <text:p>ASSMANN WSW AWHW Leiterplatten-Stiftleiste Stecker Gerade, 10-polig / 2-reihig, Raster 2.54mm, Lötanschluss-Anschluss,</text:p>
          </table:table-cell>
          <table:table-cell table:style-name="ce7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WHW 40G-0202-T</text:p>
          </table:table-cell>
          <table:table-cell table:style-name="ce7" office:value-type="string" calcext:value-type="string">
            <text:p>Assmann</text:p>
          </table:table-cell>
          <table:table-cell table:style-name="ce7" office:value-type="string" calcext:value-type="string">
            <text:p>RS</text:p>
          </table:table-cell>
          <table:table-cell table:style-name="ce12" office:value-type="string" calcext:value-type="string">
            <text:p>674-1252</text:p>
          </table:table-cell>
          <table:table-cell table:style-name="ce7" office:value-type="string" calcext:value-type="string">
            <text:p>ASSMANN WSW AWHW Leiterplatten-Stiftleiste Stecker Gerade, 40-polig / 2-reihig, Raster 2.54mm, Lötanschluss-Anschluss</text:p>
          </table:table-cell>
          <table:table-cell table:style-name="ce7"/>
        </table:table-row>
        <table:table-row table:style-name="ro2">
          <table:table-cell/>
          <table:table-cell office:value-type="string" calcext:value-type="string">
            <text:p>AWP 10-7240-T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4-1097</text:p>
          </table:table-cell>
          <table:table-cell office:value-type="string" calcext:value-type="string">
            <text:p>ASSMANN WSW AWP IDC-Steckverbinder Buchse, gewinkelt, 10-polig / 2-reihig, Raster 2.54mm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WP 20-7240-T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4-1104</text:p>
          </table:table-cell>
          <table:table-cell office:value-type="string" calcext:value-type="string">
            <text:p>ASSMANN WSW AWP IDC-Steckverbinder Buchse, gewinkelt, 20-polig / 2-reihig, Raster 2.54mm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WP 40-7240-T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4-1110</text:p>
          </table:table-cell>
          <table:table-cell office:value-type="string" calcext:value-type="string">
            <text:p>ASSMANN WSW AWP IDC-Steckverbinder Buchse, gewinkelt, 40-polig / 2-reihig, Raster 2.54mm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S1033-09FBNSISS-CT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</text:p>
          </table:table-cell>
          <table:table-cell office:value-type="float" office:value="1389963" calcext:value-type="float">
            <text:p>1389963</text:p>
          </table:table-cell>
          <table:table-cell office:value-type="string" calcext:value-type="string">
            <text:p>D-SUB Buchse 180 ° Polzahl (num): 9 Löten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TR515B</text:p>
          </table:table-cell>
          <table:table-cell office:value-type="string" calcext:value-type="string">
            <text:p>GMT Global</text:p>
          </table:table-cell>
          <table:table-cell office:value-type="string" calcext:value-type="string">
            <text:p>optik-mechanik.de</text:p>
          </table:table-cell>
          <table:table-cell office:value-type="string" calcext:value-type="string">
            <text:p>GTR515B</text:p>
          </table:table-cell>
          <table:table-cell office:value-type="string" calcext:value-type="string">
            <text:p>5 Phase motor level converter / drive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Conrad</text:p>
          </table:table-cell>
          <table:table-cell office:value-type="float" office:value="651465" calcext:value-type="float">
            <text:p>651465</text:p>
          </table:table-cell>
          <table:table-cell office:value-type="string" calcext:value-type="string">
            <text:p>Analog to digital converte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 Pi 3B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aspberry Pi 3B+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88-1318</text:p>
          </table:table-cell>
          <table:table-cell office:value-type="string" calcext:value-type="string">
            <text:p>RS PRO 19 Zoll Rack Gehäuse 2U Schwarz, 425 mm x 425mm x 84 mm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58</text:p>
          </table:table-cell>
          <table:table-cell office:value-type="string" calcext:value-type="string">
            <text:p>RS PRO Einzeladerleitung 0,75 mm², 18 AWG 100m Blau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709</text:p>
          </table:table-cell>
          <table:table-cell office:value-type="string" calcext:value-type="string">
            <text:p>RS PRO Einzeladerleitung 0,75 mm², 18 AWG 100m Gelb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36-0782</text:p>
          </table:table-cell>
          <table:table-cell office:value-type="string" calcext:value-type="string">
            <text:p>RS PRO Einzeladerleitung 0,75 mm², 18 AWG 100m Grau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96-4313</text:p>
          </table:table-cell>
          <table:table-cell office:value-type="string" calcext:value-type="string">
            <text:p>RS PRO Einzeladerleitung 0,75 mm², 18 AWG 100m Grün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96-4317</text:p>
          </table:table-cell>
          <table:table-cell office:value-type="string" calcext:value-type="string">
            <text:p>RS PRO Einzeladerleitung 0,75 mm², 18 AWG 100m Rosa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86</text:p>
          </table:table-cell>
          <table:table-cell office:value-type="string" calcext:value-type="string">
            <text:p>RS PRO Einzeladerleitung 0,75 mm², 18 AWG 100m Rot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42</text:p>
          </table:table-cell>
          <table:table-cell office:value-type="string" calcext:value-type="string">
            <text:p>RS PRO Einzeladerleitung 0,75 mm², 18 AWG 100m Schwarz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89-9846</text:p>
          </table:table-cell>
          <table:table-cell office:value-type="string" calcext:value-type="string">
            <text:p>RS PRO Flachbandkabel , 10-adrig, Raster 1.27mm Nicht abgeschlossen 12,7 mm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89-9896</text:p>
          </table:table-cell>
          <table:table-cell office:value-type="string" calcext:value-type="string">
            <text:p>RS PRO Flachbandkabel , 20-adrig, Raster 1.27mm Nicht abgeschlossen 25,4 mm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89-9975</text:p>
          </table:table-cell>
          <table:table-cell office:value-type="string" calcext:value-type="string">
            <text:p>RS PRO Flachbandkabel , 40-adrig, Raster 1.27mm Nicht abgeschlossen 50,8 mm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94-8912</text:p>
          </table:table-cell>
          <table:table-cell office:value-type="string" calcext:value-type="string">
            <text:p>RS PRO Printklemme / Stecker , THT, 3-polig / 1-reihig, Raster 5mm</text:p>
          </table:table-cell>
          <table:table-cell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RS Pro</text:p>
          </table:table-cell>
          <table:table-cell table:style-name="ce5" office:value-type="string" calcext:value-type="string">
            <text:p>RS</text:p>
          </table:table-cell>
          <table:table-cell table:style-name="ce13" office:value-type="string" calcext:value-type="string">
            <text:p>897-1332</text:p>
          </table:table-cell>
          <table:table-cell table:style-name="ce5" office:value-type="string" calcext:value-type="string">
            <text:p>RS PRO Printklemme / Stecker, THT, 2-polig / 1-reihig, Raster 3.5mm</text:p>
          </table:table-cell>
          <table:table-cell table:style-name="ce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37-957</text:p>
          </table:table-cell>
          <table:table-cell office:value-type="string" calcext:value-type="string">
            <text:p>RS PRO Sub-D Steckverbinder Buchse, 9-polig / Raster 1.27mm, Kabelmontage IDC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01.1407" calcext:value-type="float">
            <text:p>4301.1407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169-62-956</text:p>
          </table:table-cell>
          <table:table-cell office:value-type="string" calcext:value-type="string">
            <text:p>Fuse drawer for DD11.0114.111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D11.0114.1111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169-63-555</text:p>
          </table:table-cell>
          <table:table-cell office:value-type="string" calcext:value-type="string">
            <text:p>Inlet, C14, 250V, Schurter, 1-pole fuse holder, illuminated gre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C320-07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303-02-323</text:p>
          </table:table-cell>
          <table:table-cell office:value-type="string" calcext:value-type="string">
            <text:p>Rear cover, protection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MQ1089</text:p>
          </table:table-cell>
          <table:table-cell office:value-type="string" calcext:value-type="string">
            <text:p>Signal Construct</text:p>
          </table:table-cell>
          <table:table-cell office:value-type="string" calcext:value-type="string">
            <text:p>Conrad</text:p>
          </table:table-cell>
          <table:table-cell office:value-type="float" office:value="185949" calcext:value-type="float">
            <text:p>185949</text:p>
          </table:table-cell>
          <table:table-cell office:value-type="string" calcext:value-type="string">
            <text:p>Signal Construct SMQ1089 SMQ1089 LED-Fassung Metall Passend für (LEDs) LED 5 mm Schraubbefestigung 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TG01412SH</text:p>
          </table:table-cell>
          <table:table-cell office:value-type="string" calcext:value-type="string">
            <text:p>SOURIAU-SUNBANK / EATON</text:p>
          </table:table-cell>
          <table:table-cell table:style-name="ce6" office:value-type="string" calcext:value-type="string">
            <text:p>Farnell</text:p>
          </table:table-cell>
          <table:table-cell table:style-name="ce14" office:value-type="float" office:value="2249934" calcext:value-type="float">
            <text:p>2249934</text:p>
          </table:table-cell>
          <table:table-cell table:style-name="ce6" office:value-type="string" calcext:value-type="string">
            <text:p>12 pol round connector wall mount female</text:p>
          </table:table-cell>
          <table:table-cell table:style-name="Default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RC16M23K</text:p>
          </table:table-cell>
          <table:table-cell office:value-type="string" calcext:value-type="string">
            <text:p>SOURIAU-SUNBANK / EATON</text:p>
          </table:table-cell>
          <table:table-cell table:style-name="ce6" office:value-type="string" calcext:value-type="string">
            <text:p>Farnell</text:p>
          </table:table-cell>
          <table:table-cell table:style-name="ce14" office:value-type="float" office:value="3652051" calcext:value-type="float">
            <text:p>3652051</text:p>
          </table:table-cell>
          <table:table-cell table:style-name="ce6" office:value-type="string" calcext:value-type="string">
            <text:p>Cup pins for UTG01412SH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rad</text:p>
          </table:table-cell>
          <table:table-cell office:value-type="float" office:value="177970" calcext:value-type="float">
            <text:p>177970</text:p>
          </table:table-cell>
          <table:table-cell table:style-name="Default" office:value-type="string" calcext:value-type="string">
            <text:p>Darlington arra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PP-65-3512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Conrad</text:p>
          </table:table-cell>
          <table:table-cell office:value-type="float" office:value="1591563" calcext:value-type="float">
            <text:p>1591563</text:p>
          </table:table-cell>
          <table:table-cell office:value-type="string" calcext:value-type="string">
            <text:p>TracoPower TPP 65-3512 AC/DC-Netzteilbaustein, open frame 24 V/DC 2.71 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9445344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2361336" calcext:value-type="float">
            <text:p>2361336</text:p>
          </table:table-cell>
          <table:table-cell office:value-type="string" calcext:value-type="string">
            <text:p>Relayboard with 16 relay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8770" calcext:value-type="float">
            <text:p>1408770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408770" calcext:value-type="float">
            <text:p>1408770</text:p>
          </table:table-cell>
          <table:table-cell office:value-type="string" calcext:value-type="string">
            <text:p>TRU COMPONENTS RJ45-01 RJ45-Einbaubuchse 1408770 Buchse, Einbau, Stecker, gerade Polzahl 8P8C Silber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C-02747-10-1-00-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560763" calcext:value-type="float">
            <text:p>1560763</text:p>
          </table:table-cell>
          <table:table-cell office:value-type="string" calcext:value-type="string">
            <text:p>TRU COMPONENTS TC-02747-10-1-00-2 Stiftleiste Rastermaß: 2.54 mm Polzahl Gesamt: 10 Anzahl Reihen: 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02747-20-1-00-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560662" calcext:value-type="float">
            <text:p>1560662</text:p>
          </table:table-cell>
          <table:table-cell office:value-type="string" calcext:value-type="string">
            <text:p>TRU COMPONENTS TC-02747-20-1-00-2 Stiftleiste Rastermaß: 2.54 mm Polzahl Gesamt: 20 Anzahl Reihen: 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02747-40-1-00-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560769" calcext:value-type="float">
            <text:p>1560769</text:p>
          </table:table-cell>
          <table:table-cell office:value-type="string" calcext:value-type="string">
            <text:p>TRU COMPONENTS TC-02747-40-1-00-2 Stiftleiste Rastermaß: 2.54 mm Polzahl Gesamt: 40 Anzahl Reihen: 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9322" calcext:value-type="float">
            <text:p>122932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229322" calcext:value-type="float">
            <text:p>1229322</text:p>
          </table:table-cell>
          <table:table-cell office:value-type="string" calcext:value-type="string">
            <text:p>USB-Doppeleinbaubuchse 2.0 Buchse, Einbau USB-06-BK 2 x USB-Buchse Typ A auf 2 x USB-Stecker Typ A mit 60 cm Kabel 1229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-53 LG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146030" calcext:value-type="float">
            <text:p>146030</text:p>
          </table:table-cell>
          <table:table-cell office:value-type="string" calcext:value-type="string">
            <text:p>Kingbright L 53 LGD LED bedrahtet Grün Rund 5 mm 2 mcd 60 ° 2 mA 2.2 V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-53 LI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</text:p>
          </table:table-cell>
          <table:table-cell office:value-type="float" office:value="146005" calcext:value-type="float">
            <text:p>146005</text:p>
          </table:table-cell>
          <table:table-cell office:value-type="string" calcext:value-type="string">
            <text:p>Kingbright L 53 LID LED bedrahtet Rot Rund 5 mm 5 mcd 60 ° 2 mA 2 V 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8990608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2247652" calcext:value-type="float">
            <text:p>2247652</text:p>
          </table:table-cell>
          <table:table-cell office:value-type="string" calcext:value-type="string">
            <text:p>TRU COMPONENTS Strom-Kabel Raspberry Pi [1x USB 2.0 Stecker Micro-B - 1x offene Kabelenden] 1.00 m Schwarz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chrauben für SUB-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H860</text:p>
          </table:table-cell>
          <table:table-cell office:value-type="string" calcext:value-type="string">
            <text:p>GLENAIR</text:p>
          </table:table-cell>
          <table:table-cell office:value-type="string" calcext:value-type="string">
            <text:p>Farnell</text:p>
          </table:table-cell>
          <table:table-cell office:value-type="float" office:value="105992" calcext:value-type="float">
            <text:p>105992</text:p>
          </table:table-cell>
          <table:table-cell office:value-type="string" calcext:value-type="string">
            <text:p>GLENAIR MH860 Crimpwerkzeug, Crimpzange, 22-16AWG Contact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H86-164G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Farnell</text:p>
          </table:table-cell>
          <table:table-cell office:value-type="float" office:value="151779" calcext:value-type="float">
            <text:p>151779</text:p>
          </table:table-cell>
          <table:table-cell office:value-type="string" calcext:value-type="string">
            <text:p>Positionierer für Crimpwerkzeuge, Steckverbinder Fci Trim Trio Metalok Bantam Qikmat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X2025GE1</text:p>
          </table:table-cell>
          <table:table-cell office:value-type="string" calcext:value-type="string">
            <text:p>SOURIAU-SUNBANK / EATON</text:p>
          </table:table-cell>
          <table:table-cell office:value-type="string" calcext:value-type="string">
            <text:p>Farnell</text:p>
          </table:table-cell>
          <table:table-cell office:value-type="float" office:value="105498" calcext:value-type="float">
            <text:p>105498</text:p>
          </table:table-cell>
          <table:table-cell office:value-type="string" calcext:value-type="string">
            <text:p>Ausziehwerkzeug, Kontakten der Baureihe TRIM TRIO von Souriau, #16, Souriau Trim Trio</text:p>
          </table:table-cell>
          <table:table-cell/>
        </table:table-row>
        <table:table-row table:style-name="ro2" table:number-rows-repeated="104852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lay Board Connector" table:style-name="ta1">
        <table:table-column table:style-name="co7" table:number-columns-repeated="3" table:default-cell-style-name="ce36"/>
        <table:table-column table:style-name="co7" table:default-cell-style-name="Default"/>
        <table:table-column table:style-name="co7" table:number-columns-repeated="16380" table:default-cell-style-name="ce36"/>
        <table:table-row table:style-name="ro2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Pin #</text:p>
          </table:table-cell>
          <table:table-cell table:style-name="ce35" office:value-type="string" calcext:value-type="string">
            <text:p>Function</text:p>
          </table:table-cell>
          <table:table-cell table:style-name="ce45"/>
          <table:table-cell table:style-name="ce35" table:number-columns-repeated="16380"/>
        </table:table-row>
        <table:table-row table:style-name="ro2">
          <table:table-cell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2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3</text:p>
          </table:table-cell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4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5</text:p>
          </table:table-cell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6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BRK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7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DRV-SE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8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DRV-SE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9</text:p>
          </table:table-cell>
          <table:table-cell office:value-type="float" office:value="11" calcext:value-type="float">
            <text:p>11</text:p>
          </table:table-cell>
          <table:table-cell table:style-name="ce42" office:value-type="string" calcext:value-type="string">
            <text:p>BRK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0</text:p>
          </table:table-cell>
          <table:table-cell office:value-type="float" office:value="12" calcext:value-type="float">
            <text:p>12</text:p>
          </table:table-cell>
          <table:table-cell table:style-name="ce42" office:value-type="string" calcext:value-type="string">
            <text:p>BRK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1</text:p>
          </table:table-cell>
          <table:table-cell office:value-type="float" office:value="13" calcext:value-type="float">
            <text:p>13</text:p>
          </table:table-cell>
          <table:table-cell table:style-name="ce42" office:value-type="string" calcext:value-type="string">
            <text:p>BRK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2</text:p>
          </table:table-cell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3</text:p>
          </table:table-cell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4</text:p>
          </table:table-cell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5</text:p>
          </table:table-cell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6</text:p>
          </table:table-cell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19" calcext:value-type="float">
            <text:p>19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Part Numbers'.A6:'Part Numbers'.XFD46" table:contains-header="false">
          <table:sort>
            <table:sort-by table:field-number="2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2"/>
    </number:number-style>
    <number:date-style style:name="N135P0" style:volatile="true">
      <number:day number:style="long"/>
      <number:text>/</number:text>
      <number:month number:style="long"/>
      <number:text>/</number:text>
      <number:year/>
    </number:date-style>
    <number:text-style style:name="N135">
      <number:text-content/>
      <style:map style:condition="value()&lt;=1.7976931348623157E+308" style:apply-style-name="N135P0"/>
    </number:text-style>
    <number:number-style style:name="N136">
      <number:number number:decimal-places="0" number:min-decimal-places="0" number:min-integer-digits="4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1:58:50.096092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0:50:18.285102082</meta:creation-date>
    <dc:date>2023-10-24T12:03:25.253076538</dc:date>
    <meta:editing-duration>PT4H13M43S</meta:editing-duration>
    <meta:editing-cycles>23</meta:editing-cycles>
    <meta:generator>LibreOffice/7.6.2.1$MacOSX_AARCH64 LibreOffice_project/56f7684011345957bbf33a7ee678afaf4d2ba333</meta:generator>
    <meta:document-statistic meta:table-count="2" meta:cell-count="334" meta:object-count="0"/>
  </office:meta>
</office:document-meta>
</file>